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MessageConverter.CompositeMessageConverter( Collection &lt; MessageConverter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MessageConverter.get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MessageConver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MessageConverter.fromMessage( Message &lt; ? &gt; message , Class &lt; ? &gt; targetClass , @ Nullable Object conversion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MessageConverter.toMessage( Object payload , @ Nullable MessageHeaders headers , @ Nullable Object conversionH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MessageConverter.toMessage( Object payload , @ Nullable MessageHeaders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MessageConverter.fromMessage( Message &lt; ? &gt; message ,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